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4b350" draw:marker-start-width="0.35cm" draw:marker-end-width="0.35cm" draw:fill="none" draw:textarea-horizontal-align="justify" draw:textarea-vertical-align="middle" draw:auto-grow-height="false" fo:min-height="2.65cm" fo:min-width="2.65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963cba" draw:marker-start-width="0.35cm" draw:marker-end-width="0.35cm" draw:fill="none" draw:textarea-horizontal-align="justify" draw:textarea-vertical-align="middle" draw:auto-grow-height="false" fo:min-height="2.65cm" fo:min-width="2.95cm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6" style:family="graphic" style:parent-style-name="standard">
      <style:graphic-properties svg:stroke-width="0.1cm" svg:stroke-color="#64b350" draw:marker-start-width="0.35cm" draw:marker-end-width="0.35cm" draw:fill="none" draw:textarea-horizontal-align="justify" draw:textarea-vertical-align="middle" draw:auto-grow-height="false" fo:min-height="2.65cm" fo:min-width="2.95cm" fo:padding-top="0.175cm" fo:padding-bottom="0.175cm" fo:padding-left="0.3cm" fo:padding-right="0.3cm"/>
      <style:paragraph-properties style:writing-mode="lr-tb"/>
    </style:style>
    <style:style style:name="gr7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color="#64b350" loext:opacity="100%"/>
    </style:style>
    <style:style style:name="P2" style:family="paragraph">
      <loext:graphic-properties draw:fill="none"/>
      <style:paragraph-properties fo:text-align="center" style:writing-mode="lr-tb"/>
      <style:text-properties fo:color="#64b350" loext:opacity="100%"/>
    </style:style>
    <style:style style:name="P3" style:family="paragraph">
      <style:paragraph-properties fo:text-align="center" style:writing-mode="lr-tb"/>
      <style:text-properties fo:color="#963cba" loext:opacity="100%"/>
    </style:style>
    <style:style style:name="P4" style:family="paragraph">
      <loext:graphic-properties draw:fill="none"/>
      <style:paragraph-properties fo:text-align="center" style:writing-mode="lr-tb"/>
      <style:text-properties fo:color="#963cba" loext:opacity="100%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64b350" loext:opacity="100%"/>
    </style:style>
    <style:style style:name="T2" style:family="text">
      <style:text-properties fo:color="#963cb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3cm" svg:x="11.45cm" svg:y="1.3cm">
          <text:p text:style-name="P1"><text:span text:style-name="T1">Page</text:span></text:p>
          <text:p text:style-name="P1"><text:span text:style-name="T1">D’accue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55cm" svg:height="3cm" svg:x="5.55cm" svg:y="6.2cm">
          <text:p text:style-name="P3"><text:span text:style-name="T2">Page</text:span></text:p>
          <text:p text:style-name="P3"><text:span text:style-name="T2">d’inscri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5cm" svg:height="3cm" svg:x="11.35cm" svg:y="6.2cm">
          <text:p text:style-name="P3"><text:span text:style-name="T2">Page de</text:span></text:p>
          <text:p text:style-name="P3"><text:span text:style-name="T2">connexion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3.05cm" svg:y1="4.35cm" svg:x2="13.05cm" svg:y2="6.1cm">
          <text:p/>
        </draw:line>
        <draw:line draw:style-name="gr4" draw:text-style-name="P5" draw:layer="layout" svg:x1="11.45cm" svg:y1="4.35cm" svg:x2="7.45cm" svg:y2="6.1cm">
          <text:p/>
        </draw:line>
        <draw:line draw:style-name="gr5" draw:text-style-name="P5" draw:layer="layout" svg:x1="9.2cm" svg:y1="7.85cm" svg:x2="11.45cm" svg:y2="7.85cm">
          <text:p/>
        </draw:line>
        <draw:custom-shape draw:style-name="gr6" draw:text-style-name="P2" draw:layer="layout" svg:width="3.55cm" svg:height="3cm" svg:x="11.4cm" svg:y="11.6cm">
          <text:p text:style-name="P1"><text:span text:style-name="T1">Page de</text:span></text:p>
          <text:p text:style-name="P1"><text:span text:style-name="T1">recher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5cm" svg:height="3cm" svg:x="18.15cm" svg:y="6.2cm">
          <text:p text:style-name="P3"><text:span text:style-name="T2">Détail d’une</text:span></text:p>
          <text:p text:style-name="P3"><text:span text:style-name="T2">annonce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4.7cm" svg:y1="4.1cm" svg:x2="19.95cm" svg:y2="6.1cm">
          <text:p/>
        </draw:line>
        <draw:path draw:style-name="gr7" draw:text-style-name="P5" draw:layer="layout" svg:width="10.746cm" svg:height="10.118cm" draw:transform="rotate (-1.54758344774337) translate (11.4500557887113cm 2.59999870475074cm)" svg:viewBox="0 0 10747 10119" svg:d="M0 0c1745-27 3271 10120 5016 10119 1839 0 3892-9897 5731-9869">
          <text:p/>
        </draw:path>
        <draw:line draw:style-name="gr5" draw:text-style-name="P5" draw:layer="layout" svg:x1="14.95cm" svg:y1="11.6cm" svg:x2="19.7cm" svg:y2="9.35cm">
          <text:p/>
        </draw:line>
        <draw:line draw:style-name="gr5" draw:text-style-name="P5" draw:layer="layout" svg:x1="13.2cm" svg:y1="9.1cm" svg:x2="13.2cm" svg:y2="11.6cm">
          <text:p/>
        </draw:line>
        <draw:line draw:style-name="gr5" draw:text-style-name="P5" draw:layer="layout" svg:x1="7.2cm" svg:y1="9.35cm" svg:x2="12.45cm" svg:y2="11.6cm">
          <text:p/>
        </draw:line>
        <draw:line draw:style-name="gr5" draw:text-style-name="P5" draw:layer="layout" svg:x1="18.2cm" svg:y1="7.85cm" svg:x2="13.95cm" svg:y2="11.6cm">
          <text:p/>
        </draw:line>
        <draw:custom-shape draw:style-name="gr2" draw:text-style-name="P4" draw:layer="layout" svg:width="3.55cm" svg:height="3cm" svg:x="24.05cm" svg:y="6.2cm">
          <text:p text:style-name="P3"><text:span text:style-name="T2">Création</text:span></text:p>
          <text:p text:style-name="P3"><text:span text:style-name="T2">d’une</text:span></text:p>
          <text:p text:style-name="P3"><text:span text:style-name="T2">anno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7cm" svg:y1="2.717cm" svg:x2="25.65cm" svg:y2="6.1cm">
          <text:p/>
        </draw:line>
        <draw:line draw:style-name="gr3" draw:text-style-name="P5" draw:layer="layout" svg:x1="25.65cm" svg:y1="9.1cm" svg:x2="14.9cm" svg:y2="12.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3T18:06:14.339473907</meta:creation-date>
    <dc:date>2020-11-23T18:47:09.005749862</dc:date>
    <meta:editing-duration>PT10M</meta:editing-duration>
    <meta:editing-cycles>3</meta:editing-cycles>
    <meta:generator>LibreOffice/7.0.3.1$Linux_X86_64 LibreOffice_project/00$Build-1</meta:generator>
    <meta:document-statistic meta:object-count="17"/>
  </office:meta>
</office:document-meta>
</file>